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Garamond" svg:font-family="Garamond" style:font-family-generic="roman" style:font-pitch="variable" svg:panose-1="2 2 4 4 3 3 1 1 8 3"/>
  </office:font-face-decl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ubtitle" style:family="paragraph">
      <style:paragraph-properties fo:text-align="start"/>
    </style:style>
    <style:style style:name="P3" style:parent-style-name="Heading1" style:list-style-name="LFO39" style:family="paragraph"/>
    <style:style style:name="P4" style:parent-style-name="Normal" style:family="paragraph">
      <style:paragraph-properties fo:text-indent="0.25in"/>
    </style:style>
    <style:style style:name="P5" style:parent-style-name="Normal" style:family="paragraph">
      <style:paragraph-properties fo:text-indent="0.25in"/>
    </style:style>
    <style:style style:name="P6" style:parent-style-name="Normal" style:family="paragraph">
      <style:paragraph-properties style:text-autospace="none" fo:text-indent="0.5in"/>
    </style:style>
    <style:style style:name="T7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8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9" style:parent-style-name="Normal" style:family="paragraph">
      <style:paragraph-properties style:text-autospace="none" fo:text-indent="0in"/>
    </style:style>
    <style:style style:name="T10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1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12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13" style:parent-style-name="Normal" style:family="paragraph">
      <style:paragraph-properties style:text-autospace="none" fo:text-indent="0in"/>
    </style:style>
    <style:style style:name="T14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5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16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17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18" style:parent-style-name="Normal" style:family="paragraph">
      <style:paragraph-properties style:text-autospace="none" fo:text-indent="0in"/>
    </style:style>
    <style:style style:name="T1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20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21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22" style:parent-style-name="DefaultParagraphFont" style:family="text">
      <style:text-properties style:font-name="Consolas" style:font-name-complex="Consolas" fo:color="#A31515" fo:font-size="7pt" style:font-size-asian="7pt" style:font-size-complex="7pt" fo:language="ro" fo:country="RO"/>
    </style:style>
    <style:style style:name="T2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24" style:parent-style-name="Normal" style:family="paragraph">
      <style:paragraph-properties style:text-autospace="none" fo:text-indent="0in"/>
    </style:style>
    <style:style style:name="T2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26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27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28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29" style:parent-style-name="Normal" style:family="paragraph">
      <style:paragraph-properties style:text-autospace="none" fo:text-indent="0in"/>
    </style:style>
    <style:style style:name="T30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31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32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33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34" style:parent-style-name="Normal" style:family="paragraph">
      <style:paragraph-properties style:text-autospace="none" fo:text-indent="0in"/>
    </style:style>
    <style:style style:name="T3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36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37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38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39" style:parent-style-name="Normal" style:family="paragraph">
      <style:paragraph-properties style:text-autospace="none" fo:text-indent="0in"/>
    </style:style>
    <style:style style:name="T40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41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42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4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44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45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46" style:parent-style-name="Normal" style:family="paragraph">
      <style:paragraph-properties style:text-autospace="none" fo:text-indent="0in"/>
    </style:style>
    <style:style style:name="T47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48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4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50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51" style:parent-style-name="Normal" style:family="paragraph">
      <style:paragraph-properties style:text-autospace="none" fo:text-indent="0in"/>
    </style:style>
    <style:style style:name="T52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5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54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5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56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57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58" style:parent-style-name="Normal" style:family="paragraph">
      <style:paragraph-properties style:text-autospace="none" fo:text-indent="0in"/>
    </style:style>
    <style:style style:name="T5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60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61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62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6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64" style:parent-style-name="DefaultParagraphFont" style:family="text">
      <style:text-properties style:font-name="Consolas" style:font-name-complex="Consolas" fo:color="#A31515" fo:font-size="7pt" style:font-size-asian="7pt" style:font-size-complex="7pt" fo:language="ro" fo:country="RO"/>
    </style:style>
    <style:style style:name="T6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66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67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68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6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70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71" style:parent-style-name="Normal" style:family="paragraph">
      <style:paragraph-properties style:text-autospace="none" fo:text-indent="0in"/>
    </style:style>
    <style:style style:name="T72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7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74" style:parent-style-name="DefaultParagraphFont" style:family="text">
      <style:text-properties style:font-name="Consolas" style:font-name-complex="Consolas" fo:color="#0000FF" fo:font-size="7pt" style:font-size-asian="7pt" style:font-size-complex="7pt" fo:language="ro" fo:country="RO"/>
    </style:style>
    <style:style style:name="T7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76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77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78" style:parent-style-name="Normal" style:family="paragraph">
      <style:paragraph-properties style:text-autospace="none" fo:text-indent="0in"/>
    </style:style>
    <style:style style:name="T7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80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81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82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8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84" style:parent-style-name="DefaultParagraphFont" style:family="text">
      <style:text-properties style:font-name="Consolas" style:font-name-complex="Consolas" fo:color="#A31515" fo:font-size="7pt" style:font-size-asian="7pt" style:font-size-complex="7pt" fo:language="ro" fo:country="RO"/>
    </style:style>
    <style:style style:name="T8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86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87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88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8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90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91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92" style:parent-style-name="Normal" style:family="paragraph">
      <style:paragraph-properties style:text-autospace="none" fo:text-indent="0in"/>
      <style:text-properties style:font-name="Consolas" style:font-name-complex="Consolas" fo:color="#000000" fo:font-size="7pt" style:font-size-asian="7pt" style:font-size-complex="7pt" fo:language="ro" fo:country="RO"/>
    </style:style>
    <style:style style:name="P93" style:parent-style-name="Normal" style:family="paragraph">
      <style:paragraph-properties style:text-autospace="none" fo:text-indent="0in"/>
    </style:style>
    <style:style style:name="T94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95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96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97" style:parent-style-name="DefaultParagraphFont" style:family="text">
      <style:text-properties style:font-name="Consolas" style:font-name-complex="Consolas" fo:color="#A31515" fo:font-size="7pt" style:font-size-asian="7pt" style:font-size-complex="7pt" fo:language="ro" fo:country="RO"/>
    </style:style>
    <style:style style:name="T98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99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100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01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102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03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04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105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06" style:parent-style-name="DefaultParagraphFont" style:family="text">
      <style:text-properties style:font-name="Consolas" style:font-name-complex="Consolas" fo:color="#A31515" fo:font-size="7pt" style:font-size-asian="7pt" style:font-size-complex="7pt" fo:language="ro" fo:country="RO"/>
    </style:style>
    <style:style style:name="T107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08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109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T110" style:parent-style-name="DefaultParagraphFont" style:family="text">
      <style:text-properties style:font-name="Consolas" style:font-name-complex="Consolas" fo:color="#008080" fo:font-size="7pt" style:font-size-asian="7pt" style:font-size-complex="7pt" fo:language="ro" fo:country="RO"/>
    </style:style>
    <style:style style:name="T111" style:parent-style-name="DefaultParagraphFont" style:family="text">
      <style:text-properties style:font-name="Consolas" style:font-name-complex="Consolas" fo:color="#000000" fo:font-size="7pt" style:font-size-asian="7pt" style:font-size-complex="7pt" fo:language="ro" fo:country="RO"/>
    </style:style>
    <style:style style:name="P112" style:parent-style-name="Normal" style:family="paragraph">
      <style:text-properties style:font-name="Consolas" style:font-name-complex="Consolas" fo:color="#000000" fo:font-size="7pt" style:font-size-asian="7pt" style:font-size-complex="7pt" fo:language="ro" fo:country="RO"/>
    </style:style>
    <style:style style:name="P113" style:parent-style-name="Heading1" style:list-style-name="LFO39" style:family="paragraph"/>
    <style:style style:name="P114" style:parent-style-name="Normal" style:family="paragraph">
      <style:paragraph-properties style:text-autospace="none" fo:text-indent="0.5in"/>
    </style:style>
    <style:style style:name="T115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11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17" style:parent-style-name="Normal" style:family="paragraph">
      <style:paragraph-properties style:text-autospace="none" fo:text-indent="0in"/>
    </style:style>
    <style:style style:name="T11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19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12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21" style:parent-style-name="Normal" style:family="paragraph">
      <style:paragraph-properties style:text-autospace="none" fo:text-indent="0in"/>
    </style:style>
    <style:style style:name="T12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23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2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25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12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27" style:parent-style-name="Normal" style:family="paragraph">
      <style:paragraph-properties style:text-autospace="none" fo:text-indent="0in"/>
    </style:style>
    <style:style style:name="T12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29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3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31" style:parent-style-name="Normal" style:family="paragraph">
      <style:paragraph-properties style:text-autospace="none" fo:text-indent="0in"/>
    </style:style>
    <style:style style:name="T13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33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13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35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36" style:parent-style-name="Normal" style:family="paragraph">
      <style:paragraph-properties style:text-autospace="none" fo:text-indent="0in"/>
    </style:style>
    <style:style style:name="T13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38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13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40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41" style:parent-style-name="Normal" style:family="paragraph">
      <style:paragraph-properties style:text-autospace="none" fo:text-indent="0in"/>
    </style:style>
    <style:style style:name="T14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4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44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4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46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47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48" style:parent-style-name="Normal" style:family="paragraph">
      <style:paragraph-properties style:text-autospace="none" fo:text-indent="0in"/>
    </style:style>
    <style:style style:name="T14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50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15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52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5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54" style:parent-style-name="Normal" style:family="paragraph">
      <style:paragraph-properties style:text-autospace="none" fo:text-indent="0in"/>
    </style:style>
    <style:style style:name="T15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5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57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15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59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60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61" style:parent-style-name="Normal" style:family="paragraph">
      <style:paragraph-properties style:text-autospace="none" fo:text-indent="0in"/>
    </style:style>
    <style:style style:name="T16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6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6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65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6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67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16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69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7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71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7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7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17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T17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76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7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78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17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80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8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8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8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84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18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86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8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88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18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190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19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192" style:parent-style-name="Normal" style:family="paragraph">
      <style:text-properties fo:font-size="8pt" style:font-size-asian="8pt" style:font-size-complex="8pt"/>
    </style:style>
    <style:style style:name="P193" style:parent-style-name="Normal" style:family="paragraph">
      <style:text-properties style:font-name="Consolas" style:font-name-complex="Consolas" fo:color="#000000" fo:font-size="8pt" style:font-size-asian="8pt" style:font-size-complex="8pt" fo:language="ro" fo:country="RO"/>
    </style:style>
    <style:style style:name="P194" style:parent-style-name="Heading1" style:list-style-name="LFO39" style:family="paragraph"/>
    <style:style style:name="P195" style:parent-style-name="Normal" style:family="paragraph">
      <style:paragraph-properties fo:text-indent="0in"/>
      <style:text-properties fo:font-size="8pt" style:font-size-asian="8pt" style:font-size-complex="8pt"/>
    </style:style>
    <style:style style:name="P196" style:parent-style-name="Normal" style:family="paragraph">
      <style:text-properties style:font-name="Consolas" style:font-name-complex="Consolas" fo:color="#000000" fo:font-size="8pt" style:font-size-asian="8pt" style:font-size-complex="8pt" fo:language="ro" fo:country="RO"/>
    </style:style>
    <style:style style:name="P197" style:parent-style-name="Heading1" style:list-style-name="LFO39" style:family="paragraph"/>
    <style:style style:name="P198" style:parent-style-name="Normal" style:family="paragraph">
      <style:text-properties style:font-name-asian="Times New Roman" style:font-name-complex="Times New Roman" fo:color="#000000" fo:font-size="12pt" style:font-size-asian="12pt" style:font-size-complex="11pt"/>
    </style:style>
    <style:style style:name="P199" style:parent-style-name="Normal" style:family="paragraph">
      <style:paragraph-properties style:text-autospace="none" fo:text-indent="0.5in"/>
    </style:style>
    <style:style style:name="T200" style:parent-style-name="DefaultParagraphFont" style:family="text">
      <style:text-properties style:font-name="Consolas" style:font-name-complex="Consolas" fo:color="#2B91AF" fo:font-size="8pt" style:font-size-asian="8pt" style:font-size-complex="8pt" fo:language="ro" fo:country="RO"/>
    </style:style>
    <style:style style:name="T20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02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20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04" style:parent-style-name="Normal" style:family="paragraph">
      <style:paragraph-properties style:text-autospace="none" fo:text-indent="0in"/>
    </style:style>
    <style:style style:name="T20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06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20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08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09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10" style:parent-style-name="Normal" style:family="paragraph">
      <style:paragraph-properties style:text-autospace="none" fo:text-indent="0in"/>
    </style:style>
    <style:style style:name="T21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12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21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14" style:parent-style-name="DefaultParagraphFont" style:family="text">
      <style:text-properties style:font-name="Consolas" style:font-name-complex="Consolas" fo:color="#2B91AF" fo:font-size="8pt" style:font-size-asian="8pt" style:font-size-complex="8pt" fo:language="ro" fo:country="RO"/>
    </style:style>
    <style:style style:name="T21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16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17" style:parent-style-name="Normal" style:family="paragraph">
      <style:paragraph-properties style:text-autospace="none" fo:text-indent="0in"/>
    </style:style>
    <style:style style:name="T21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1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20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22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22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2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24" style:parent-style-name="Normal" style:family="paragraph">
      <style:paragraph-properties style:text-autospace="none" fo:text-indent="0in"/>
    </style:style>
    <style:style style:name="T22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2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2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28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2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30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3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3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3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34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3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36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3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38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3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40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4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42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4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244" style:parent-style-name="Normal" style:family="paragraph">
      <style:paragraph-properties style:text-autospace="none" fo:text-indent="0in"/>
    </style:style>
    <style:style style:name="T24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46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4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48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4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50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5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5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5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54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5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56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5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58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5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60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6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6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6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6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T26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66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6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68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6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70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7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7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7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74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7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76" style:parent-style-name="Normal" style:family="paragraph">
      <style:paragraph-properties>
        <style:tab-stops>
          <style:tab-stop style:type="left" style:position="0.5763in"/>
        </style:tab-stops>
      </style:paragraph-properties>
    </style:style>
    <style:style style:name="P277" style:parent-style-name="Heading1" style:list-style-name="LFO39" style:family="paragraph"/>
    <style:style style:name="P278" style:parent-style-name="Normal" style:family="paragraph">
      <style:text-properties style:font-name-asian="Times New Roman" style:font-name-complex="Times New Roman" fo:color="#000000" fo:font-size="12pt" style:font-size-asian="12pt" style:font-size-complex="11pt"/>
    </style:style>
    <style:style style:name="P279" style:parent-style-name="Normal" style:family="paragraph">
      <style:text-properties style:font-name-asian="Times New Roman" style:font-name-complex="Times New Roman" fo:color="#000000" fo:font-size="12pt" style:font-size-asian="12pt" style:font-size-complex="11pt"/>
    </style:style>
    <style:style style:name="P280" style:parent-style-name="Normal" style:family="paragraph">
      <style:text-properties style:font-name-asian="Times New Roman" style:font-name-complex="Times New Roman" fo:color="#000000" fo:font-size="12pt" style:font-size-asian="12pt" style:font-size-complex="11pt"/>
    </style:style>
    <style:style style:name="P281" style:parent-style-name="Normal" style:family="paragraph">
      <style:text-properties style:font-name-asian="Times New Roman" style:font-name-complex="Times New Roman" fo:color="#000000" fo:font-size="12pt" style:font-size-asian="12pt" style:font-size-complex="11pt"/>
    </style:style>
    <style:style style:name="P282" style:parent-style-name="Normal" style:family="paragraph">
      <style:text-properties style:font-name-asian="Times New Roman" style:font-name-complex="Times New Roman" fo:color="#000000" fo:font-size="12pt" style:font-size-asian="12pt" style:font-size-complex="11pt"/>
    </style:style>
    <style:style style:name="P283" style:parent-style-name="Normal" style:family="paragraph">
      <style:paragraph-properties style:text-autospace="none" fo:text-indent="0.5in"/>
    </style:style>
    <style:style style:name="T284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28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86" style:parent-style-name="Normal" style:family="paragraph">
      <style:paragraph-properties style:text-autospace="none" fo:text-indent="0in"/>
    </style:style>
    <style:style style:name="T28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88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8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90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29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92" style:parent-style-name="Normal" style:family="paragraph">
      <style:paragraph-properties style:text-autospace="none" fo:text-indent="0in"/>
    </style:style>
    <style:style style:name="T29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94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29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296" style:parent-style-name="Normal" style:family="paragraph">
      <style:paragraph-properties style:text-autospace="none" fo:text-indent="0in"/>
    </style:style>
    <style:style style:name="T29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298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29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00" style:parent-style-name="Normal" style:family="paragraph">
      <style:paragraph-properties style:text-autospace="none" fo:text-indent="0in"/>
    </style:style>
    <style:style style:name="T30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02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0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04" style:parent-style-name="Normal" style:family="paragraph">
      <style:paragraph-properties style:text-autospace="none" fo:text-indent="0in"/>
    </style:style>
    <style:style style:name="T30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06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0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08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09" style:parent-style-name="Normal" style:family="paragraph">
      <style:paragraph-properties style:text-autospace="none" fo:text-indent="0in"/>
    </style:style>
    <style:style style:name="T31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11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1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1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14" style:parent-style-name="Normal" style:family="paragraph">
      <style:paragraph-properties style:text-autospace="none" fo:text-indent="0in"/>
    </style:style>
    <style:style style:name="T31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1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17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1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19" style:parent-style-name="Normal" style:family="paragraph">
      <style:paragraph-properties style:text-autospace="none" fo:text-indent="0in"/>
    </style:style>
    <style:style style:name="T32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2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2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2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2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25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26" style:parent-style-name="Normal" style:family="paragraph">
      <style:paragraph-properties style:text-autospace="none" fo:text-indent="0in"/>
    </style:style>
    <style:style style:name="T32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28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2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30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31" style:parent-style-name="Normal" style:family="paragraph">
      <style:paragraph-properties style:text-autospace="none" fo:text-indent="0in"/>
    </style:style>
    <style:style style:name="T33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3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34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3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36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37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38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39" style:parent-style-name="Normal" style:family="paragraph">
      <style:paragraph-properties style:text-autospace="none" fo:text-indent="0in"/>
    </style:style>
    <style:style style:name="T34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4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42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4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4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45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46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47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48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49" style:parent-style-name="Normal" style:family="paragraph">
      <style:paragraph-properties style:text-autospace="none" fo:text-indent="0in"/>
    </style:style>
    <style:style style:name="T35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51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5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5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54" style:parent-style-name="Normal" style:family="paragraph">
      <style:paragraph-properties style:text-autospace="none" fo:text-indent="0in"/>
    </style:style>
    <style:style style:name="T35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5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57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5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59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36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61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6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63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6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65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66" style:parent-style-name="Normal" style:family="paragraph">
      <style:paragraph-properties style:text-autospace="none" fo:text-indent="0in"/>
    </style:style>
    <style:style style:name="T36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68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P369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370" style:parent-style-name="Normal" style:family="paragraph">
      <style:paragraph-properties style:text-autospace="none" fo:text-indent="0in"/>
    </style:style>
    <style:style style:name="T37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7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73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7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75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37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77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7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79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8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8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82" style:parent-style-name="Heading1" style:list-style-name="LFO39" style:family="paragraph"/>
    <style:style style:name="P383" style:parent-style-name="Normal" style:family="paragraph">
      <style:paragraph-properties fo:text-indent="0.25in"/>
    </style:style>
    <style:style style:name="P384" style:parent-style-name="Normal" style:family="paragraph">
      <style:paragraph-properties style:text-autospace="none" fo:text-indent="0.5in"/>
    </style:style>
    <style:style style:name="T385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38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87" style:parent-style-name="Normal" style:family="paragraph">
      <style:paragraph-properties style:text-autospace="none" fo:text-indent="0in"/>
    </style:style>
    <style:style style:name="T38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89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9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91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39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93" style:parent-style-name="Normal" style:family="paragraph">
      <style:paragraph-properties style:text-autospace="none" fo:text-indent="0in"/>
    </style:style>
    <style:style style:name="T39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95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39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397" style:parent-style-name="Normal" style:family="paragraph">
      <style:paragraph-properties style:text-autospace="none" fo:text-indent="0in"/>
    </style:style>
    <style:style style:name="T39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399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0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01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0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03" style:parent-style-name="Normal" style:family="paragraph">
      <style:paragraph-properties style:text-autospace="none" fo:text-indent="0in"/>
    </style:style>
    <style:style style:name="T40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05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0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07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08" style:parent-style-name="Normal" style:family="paragraph">
      <style:paragraph-properties style:text-autospace="none" fo:text-indent="0in"/>
    </style:style>
    <style:style style:name="T40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10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1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12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13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14" style:parent-style-name="Normal" style:family="paragraph">
      <style:paragraph-properties style:text-autospace="none" fo:text-indent="0in"/>
    </style:style>
    <style:style style:name="T41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16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1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18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19" style:parent-style-name="Normal" style:family="paragraph">
      <style:paragraph-properties style:text-autospace="none" fo:text-indent="0in"/>
    </style:style>
    <style:style style:name="T42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21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42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23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42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25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42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27" style:parent-style-name="Normal" style:family="paragraph">
      <style:paragraph-properties style:text-autospace="none" fo:text-indent="0in"/>
    </style:style>
    <style:style style:name="T42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29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3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31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32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33" style:parent-style-name="Normal" style:family="paragraph">
      <style:paragraph-properties style:text-autospace="none" fo:text-indent="0in"/>
    </style:style>
    <style:style style:name="T43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35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3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37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3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39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40" style:parent-style-name="Normal" style:family="paragraph">
      <style:paragraph-properties style:text-autospace="none" fo:text-indent="0in"/>
    </style:style>
    <style:style style:name="T44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4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43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44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45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4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47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48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49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50" style:parent-style-name="Normal" style:family="paragraph">
      <style:paragraph-properties style:text-autospace="none" fo:text-indent="0in"/>
    </style:style>
    <style:style style:name="T45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5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53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P45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55" style:parent-style-name="Normal" style:family="paragraph">
      <style:paragraph-properties style:text-autospace="none" fo:text-indent="0in"/>
    </style:style>
    <style:style style:name="T45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5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5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59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60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6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62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6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6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65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66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67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68" style:parent-style-name="Normal" style:family="paragraph">
      <style:paragraph-properties style:text-autospace="none" fo:text-indent="0in"/>
    </style:style>
    <style:style style:name="T46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70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7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72" style:parent-style-name="DefaultParagraphFont" style:family="text">
      <style:text-properties style:font-name="Consolas" style:font-name-complex="Consolas" fo:color="#0000FF" fo:font-size="8pt" style:font-size-asian="8pt" style:font-size-complex="8pt" fo:language="ro" fo:country="RO"/>
    </style:style>
    <style:style style:name="T47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P474" style:parent-style-name="Normal" style:family="paragraph">
      <style:paragraph-properties style:text-autospace="none" fo:text-indent="0in"/>
      <style:text-properties style:font-name="Consolas" style:font-name-complex="Consolas" fo:color="#000000" fo:font-size="8pt" style:font-size-asian="8pt" style:font-size-complex="8pt" fo:language="ro" fo:country="RO"/>
    </style:style>
    <style:style style:name="P475" style:parent-style-name="Normal" style:family="paragraph">
      <style:paragraph-properties style:text-autospace="none" fo:text-indent="0in"/>
    </style:style>
    <style:style style:name="T47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7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78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479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80" style:parent-style-name="DefaultParagraphFont" style:family="text">
      <style:text-properties style:font-name="Consolas" style:font-name-complex="Consolas" fo:color="#A31515" fo:font-size="8pt" style:font-size-asian="8pt" style:font-size-complex="8pt" fo:language="ro" fo:country="RO"/>
    </style:style>
    <style:style style:name="T481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82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483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84" style:parent-style-name="DefaultParagraphFont" style:family="text">
      <style:text-properties style:font-name="Consolas" style:font-name-complex="Consolas" fo:color="#008080" fo:font-size="8pt" style:font-size-asian="8pt" style:font-size-complex="8pt" fo:language="ro" fo:country="RO"/>
    </style:style>
    <style:style style:name="T485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86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87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  <style:style style:name="T488" style:parent-style-name="DefaultParagraphFont" style:family="text">
      <style:text-properties style:font-name="Consolas" style:font-name-complex="Consolas" fo:color="#000000" fo:font-size="8pt" style:font-size-asian="8pt" style:font-size-complex="8pt" fo:language="ro" fo:country="RO"/>
    </style:style>
  </office:automatic-styles>
  <office:body>
    <office:text text:use-soft-page-breaks="true">
      <text:p text:style-name="P1">Tema 4<text:s/></text:p>
      <text:p text:style-name="P2">Nicoleta Radu, AF Laborator</text:p>
      <text:p text:style-name="Normal"/>
      <text:list text:style-name="LFO39" text:continue-numbering="true">
        <text:list-item>
          <text:p text:style-name="P3">Suma si produs n</text:p>
        </text:list-item>
      </text:list>
      <text:p text:style-name="P4">Se dă un număr n. Să se scrie un algoritm care calculează și returnează suma cifrelor pare și produsul cifrelor impare din număr.<text:line-break/></text:p>
      <text:p text:style-name="P5">SOLUTIE:<text:s/></text:p>
      <text:p text:style-name="Normal"/>
      <text:p text:style-name="P6"><text:span text:style-name="T7">int</text:span><text:span text:style-name="T8"><text:s/>n{};</text:span></text:p>
      <text:p text:style-name="P9"><text:span text:style-name="T10"><text:tab/></text:span><text:span text:style-name="T11">int</text:span><text:span text:style-name="T12"><text:s/>suma{ 0 };</text:span></text:p>
      <text:p text:style-name="P13"><text:span text:style-name="T14"><text:tab/></text:span><text:span text:style-name="T15">int</text:span><text:span text:style-name="T16"><text:s/>produs{ 1 };</text:span></text:p>
      <text:p text:style-name="P17"/>
      <text:p text:style-name="P18"><text:span text:style-name="T19"><text:tab/>cout<text:s/></text:span><text:span text:style-name="T20">&lt;&lt;</text:span><text:span text:style-name="T21"><text:s/></text:span><text:span text:style-name="T22">"Introdu un numar: "</text:span><text:span text:style-name="T23">;</text:span></text:p>
      <text:p text:style-name="P24"><text:span text:style-name="T25"><text:tab/>cin<text:s/></text:span><text:span text:style-name="T26">&gt;&gt;</text:span><text:span text:style-name="T27"><text:s/>n;</text:span></text:p>
      <text:p text:style-name="P28"/>
      <text:p text:style-name="P29"><text:span text:style-name="T30"><text:tab/></text:span><text:span text:style-name="T31">if</text:span><text:span text:style-name="T32"><text:s/>(n == 0)</text:span></text:p>
      <text:p text:style-name="P33"><text:tab/>{</text:p>
      <text:p text:style-name="P34"><text:span text:style-name="T35"><text:tab/></text:span><text:span text:style-name="T36"><text:tab/>cout<text:s/></text:span><text:span text:style-name="T37">&lt;&lt;</text:span><text:span text:style-name="T38"><text:s/>suma;</text:span></text:p>
      <text:p text:style-name="P39"><text:span text:style-name="T40"><text:tab/></text:span><text:span text:style-name="T41"><text:tab/>cout<text:s/></text:span><text:span text:style-name="T42">&lt;&lt;</text:span><text:span text:style-name="T43"><text:s/>produs;</text:span></text:p>
      <text:p text:style-name="P44"><text:tab/>}</text:p>
      <text:p text:style-name="P45"/>
      <text:p text:style-name="P46"><text:span text:style-name="T47"><text:tab/></text:span><text:span text:style-name="T48">while</text:span><text:span text:style-name="T49"><text:s/>(n != 0)</text:span></text:p>
      <text:p text:style-name="P50"><text:tab/>{</text:p>
      <text:p text:style-name="P51"><text:span text:style-name="T52"><text:tab/></text:span><text:span text:style-name="T53"><text:tab/></text:span><text:span text:style-name="T54">if</text:span><text:span text:style-name="T55"><text:s/>(n % 10 % 2 == 0)</text:span></text:p>
      <text:p text:style-name="P56"><text:tab/><text:tab/>{</text:p>
      <text:p text:style-name="P57"><text:tab/><text:tab/><text:tab/>suma = suma + n % 10;</text:p>
      <text:p text:style-name="P58"><text:span text:style-name="T59"><text:tab/></text:span><text:span text:style-name="T60"><text:tab/></text:span><text:span text:style-name="T61"><text:tab/>cout<text:s/></text:span><text:span text:style-name="T62">&lt;&lt;</text:span><text:span text:style-name="T63"><text:s/></text:span><text:span text:style-name="T64">"Numarul <text:s/>par gasit este: "</text:span><text:span text:style-name="T65"><text:s/></text:span><text:span text:style-name="T66">&lt;&lt;</text:span><text:span text:style-name="T67"><text:s/>n % 10<text:s/></text:span><text:span text:style-name="T68">&lt;&lt;</text:span><text:span text:style-name="T69"><text:s/>endl;</text:span></text:p>
      <text:p text:style-name="P70"><text:tab/><text:tab/>}</text:p>
      <text:p text:style-name="P71"><text:span text:style-name="T72"><text:tab/></text:span><text:span text:style-name="T73"><text:tab/></text:span><text:span text:style-name="T74">if</text:span><text:span text:style-name="T75"><text:s/>(n % 10 % 2 == 1)</text:span></text:p>
      <text:p text:style-name="P76"><text:tab/><text:tab/>{</text:p>
      <text:p text:style-name="P77"><text:tab/><text:tab/><text:tab/>produs = produs * (n % 10);</text:p>
      <text:p text:style-name="P78"><text:span text:style-name="T79"><text:tab/></text:span><text:span text:style-name="T80"><text:tab/></text:span><text:span text:style-name="T81"><text:tab/>cout<text:s/></text:span><text:span text:style-name="T82">&lt;&lt;</text:span><text:span text:style-name="T83"><text:s/></text:span><text:span text:style-name="T84">"Numarul <text:s/>impar gasit este: "</text:span><text:span text:style-name="T85"><text:s/></text:span><text:span text:style-name="T86">&lt;&lt;</text:span><text:span text:style-name="T87"><text:s/>n % 10<text:s/></text:span><text:span text:style-name="T88">&lt;&lt;</text:span><text:span text:style-name="T89"><text:s/>endl;</text:span></text:p>
      <text:p text:style-name="P90"><text:tab/><text:tab/>}</text:p>
      <text:p text:style-name="P91"><text:tab/><text:tab/>n = n / 10;</text:p>
      <text:p text:style-name="P92"><text:tab/>}</text:p>
      <text:p text:style-name="P93"><text:span text:style-name="T94"><text:tab/>cout<text:s/></text:span><text:span text:style-name="T95">&lt;&lt;</text:span><text:span text:style-name="T96"><text:s/></text:span><text:span text:style-name="T97">"suma este: "</text:span><text:span text:style-name="T98"><text:s/></text:span><text:span text:style-name="T99">&lt;&lt;</text:span><text:span text:style-name="T100"><text:s/>suma<text:s/></text:span><text:span text:style-name="T101">&lt;&lt;</text:span><text:span text:style-name="T102"><text:s/>endl;</text:span></text:p>
      <text:p text:style-name="Normal"><text:span text:style-name="T103"><text:tab/>cout<text:s/></text:span><text:span text:style-name="T104">&lt;&lt;</text:span><text:span text:style-name="T105"><text:s/></text:span><text:span text:style-name="T106">"produsul este: "</text:span><text:span text:style-name="T107"><text:s/></text:span><text:span text:style-name="T108">&lt;&lt;</text:span><text:span text:style-name="T109"><text:s/>produs<text:s/></text:span><text:span text:style-name="T110">&lt;&lt;</text:span><text:span text:style-name="T111"><text:s/>endl;</text:span></text:p>
      <text:p text:style-name="P112"/>
      <text:list text:style-name="LFO39" text:continue-numbering="true">
        <text:list-item>
          <text:p text:style-name="P113">Ultima cifra</text:p>
        </text:list-item>
      </text:list>
      <text:p text:style-name="Normal">Se dă un număr natural n. Se cere să se scrie un algoritm care returnează de câte</text:p>
      <text:p text:style-name="Normal">ori apare, în număr, ultima cifră a acestuia.</text:p>
      <text:p text:style-name="Normal"/>
      <text:p text:style-name="Normal">SOLUTIE</text:p>
      <text:p text:style-name="Normal"/>
      <text:p text:style-name="P114"><text:span text:style-name="T115">int</text:span><text:span text:style-name="T116"><text:s/>n{};</text:span></text:p>
      <text:p text:style-name="P117"><text:span text:style-name="T118"><text:tab/></text:span><text:span text:style-name="T119">int</text:span><text:span text:style-name="T120"><text:s/>count{ 0 };</text:span></text:p>
      <text:p text:style-name="P121"><text:span text:style-name="T122"><text:tab/>cout<text:s/></text:span><text:span text:style-name="T123">&lt;&lt;</text:span><text:span text:style-name="T124"><text:s/></text:span><text:span text:style-name="T125">"Introdu un numar: "</text:span><text:span text:style-name="T126">;</text:span></text:p>
      <text:p text:style-name="P127"><text:span text:style-name="T128"><text:tab/>cin<text:s/></text:span><text:span text:style-name="T129">&gt;&gt;</text:span><text:span text:style-name="T130"><text:s/>n;</text:span></text:p>
      <text:p text:style-name="P131"><text:span text:style-name="T132"><text:tab/></text:span><text:span text:style-name="T133">int</text:span><text:span text:style-name="T134"><text:s/>ultimaCifra = n % 10;</text:span></text:p>
      <text:p text:style-name="P135"/>
      <text:p text:style-name="P136"><text:span text:style-name="T137"><text:tab/></text:span><text:span text:style-name="T138">if</text:span><text:span text:style-name="T139"><text:s/>(n == 0)</text:span></text:p>
      <text:p text:style-name="P140"><text:tab/>{</text:p>
      <text:p text:style-name="P141"><text:span text:style-name="T142"><text:tab/></text:span><text:span text:style-name="T143"><text:tab/>cout<text:s/></text:span><text:span text:style-name="T144">&lt;&lt;</text:span><text:span text:style-name="T145"><text:s/>ultimaCifra;</text:span></text:p>
      <text:p text:style-name="P146"><text:tab/>}</text:p>
      <text:p text:style-name="P147"/>
      <text:p text:style-name="P148"><text:span text:style-name="T149"><text:tab/></text:span><text:span text:style-name="T150">while</text:span><text:span text:style-name="T151"><text:s/>(n != 0 &amp;&amp; count &lt; n)</text:span></text:p>
      <text:p text:style-name="P152"><text:tab/>{</text:p>
      <text:p text:style-name="P153"><text:tab/><text:tab/>n = n / 10;</text:p>
      <text:p text:style-name="P154"><text:span text:style-name="T155"><text:tab/></text:span><text:span text:style-name="T156"><text:tab/></text:span><text:span text:style-name="T157">if</text:span><text:span text:style-name="T158"><text:s/>(ultimaCifra == n % 10)</text:span></text:p>
      <text:p text:style-name="P159"><text:tab/><text:tab/>{</text:p>
      <text:p text:style-name="P160"><text:tab/><text:tab/><text:tab/>count++;</text:p>
      <text:p text:style-name="P161"><text:span text:style-name="T162"><text:tab/></text:span><text:span text:style-name="T163"><text:tab/></text:span><text:span text:style-name="T164"><text:tab/>cout<text:s/></text:span><text:span text:style-name="T165">&lt;&lt;</text:span><text:span text:style-name="T166"><text:s/></text:span><text:span text:style-name="T167">"S-a gasit numarul: "</text:span><text:span text:style-name="T168"><text:s/></text:span><text:span text:style-name="T169">&lt;&lt;</text:span><text:span text:style-name="T170"><text:s/>n % 10<text:s/></text:span><text:span text:style-name="T171">&lt;&lt;</text:span><text:span text:style-name="T172"><text:s/>endl;</text:span></text:p>
      <text:p text:style-name="P173"><text:tab/><text:tab/>}</text:p>
      <text:p text:style-name="P174"><text:tab/>}</text:p>
      <text:p text:style-name="Normal"><text:span text:style-name="T175"><text:tab/>cout<text:s/></text:span><text:span text:style-name="T176">&lt;&lt;</text:span><text:span text:style-name="T177"><text:s/></text:span><text:span text:style-name="T178">"S-a gasit "</text:span><text:span text:style-name="T179"><text:s/></text:span><text:span text:style-name="T180">&lt;&lt;</text:span><text:span text:style-name="T181"><text:s/>ultimaCifra<text:s/></text:span><text:span text:style-name="T182">&lt;&lt;</text:span><text:span text:style-name="T183"><text:s/></text:span><text:span text:style-name="T184">" de "</text:span><text:span text:style-name="T185"><text:s/></text:span><text:span text:style-name="T186">&lt;&lt;</text:span><text:span text:style-name="T187"><text:s/>count<text:s/></text:span><text:span text:style-name="T188">&lt;&lt;</text:span><text:span text:style-name="T189"><text:s/></text:span><text:span text:style-name="T190">" ori"</text:span><text:span text:style-name="T191">;</text:span></text:p>
      <text:p text:style-name="P192"/>
      <text:p text:style-name="P193"/>
      <text:list text:style-name="LFO39" text:continue-numbering="true">
        <text:list-item>
          <text:p text:style-name="P194">Introdu cifra in n</text:p>
        </text:list-item>
      </text:list>
      <text:p text:style-name="Normal">Se dă un număr strict pozitiv și o cifră. Să se scrie un algoritm care introduce cifra</text:p>
      <text:p text:style-name="Normal">respectivă între oricare două cifre ale numărului n.<text:s/></text:p>
      <text:p text:style-name="P195"/>
      <text:p text:style-name="P196"/>
      <text:list text:style-name="LFO39" text:continue-numbering="true">
        <text:list-item>
          <text:p text:style-name="P197">Procentaj numere negative</text:p>
        </text:list-item>
      </text:list>
      <text:p text:style-name="Normal">Se dau n valori reale. Să se scrie un algoritm care returnează cât la sută dintre</text:p>
      <text:p text:style-name="Normal">valorile date sunt negative, rezultatul fiind dat în procente.</text:p>
      <text:p text:style-name="P198"/>
      <text:p text:style-name="Normal"><text:tab/>SOLUTIE:</text:p>
      <text:p text:style-name="Normal"/>
      <text:p text:style-name="P199"><text:span text:style-name="T200">vector</text:span><text:span text:style-name="T201"><text:s/>&lt;</text:span><text:span text:style-name="T202">int</text:span><text:span text:style-name="T203">&gt; a{ 1,-23,4,-12,-56,9,2,5,5,-34 };</text:span></text:p>
      <text:p text:style-name="P204"><text:span text:style-name="T205"><text:tab/></text:span><text:span text:style-name="T206">float</text:span><text:span text:style-name="T207"><text:s/>negative{ 0.0 };</text:span></text:p>
      <text:p text:style-name="P208"/>
      <text:p text:style-name="P209"/>
      <text:p text:style-name="P210"><text:span text:style-name="T211"><text:tab/></text:span><text:span text:style-name="T212">for</text:span><text:span text:style-name="T213"><text:s/>(</text:span><text:span text:style-name="T214">size_t</text:span><text:span text:style-name="T215"><text:s/>i = 0; i &lt; a.size(); i++)</text:span></text:p>
      <text:p text:style-name="P216"><text:tab/>{</text:p>
      <text:p text:style-name="P217"><text:span text:style-name="T218"><text:tab/></text:span><text:span text:style-name="T219"><text:tab/></text:span><text:span text:style-name="T220">if</text:span><text:span text:style-name="T221"><text:s/>(a.at(i) &lt; 0)</text:span></text:p>
      <text:p text:style-name="P222"><text:tab/><text:tab/>{</text:p>
      <text:p text:style-name="P223"><text:tab/><text:tab/><text:tab/>negative += 1;</text:p>
      <text:p text:style-name="P224"><text:span text:style-name="T225"><text:tab/></text:span><text:span text:style-name="T226"><text:tab/></text:span><text:span text:style-name="T227"><text:tab/>cout<text:s/></text:span><text:span text:style-name="T228">&lt;&lt;</text:span><text:span text:style-name="T229"><text:s/></text:span><text:span text:style-name="T230">"The element at "</text:span><text:span text:style-name="T231"><text:s/></text:span><text:span text:style-name="T232">&lt;&lt;</text:span><text:span text:style-name="T233"><text:s/>i<text:s/></text:span><text:span text:style-name="T234">&lt;&lt;</text:span><text:span text:style-name="T235"><text:s/></text:span><text:span text:style-name="T236">" is "</text:span><text:span text:style-name="T237"><text:s/></text:span><text:span text:style-name="T238">&lt;&lt;</text:span><text:span text:style-name="T239"><text:s/>a.at(i)<text:s/></text:span><text:span text:style-name="T240">&lt;&lt;</text:span><text:span text:style-name="T241"><text:s/>endl;</text:span></text:p>
      <text:p text:style-name="P242"><text:tab/><text:tab/>}</text:p>
      <text:p text:style-name="P243"><text:tab/>}</text:p>
      <text:p text:style-name="P244"><text:span text:style-name="T245"><text:tab/>cout<text:s/></text:span><text:span text:style-name="T246">&lt;&lt;</text:span><text:span text:style-name="T247"><text:s/></text:span><text:span text:style-name="T248">"There are a total of "</text:span><text:span text:style-name="T249"><text:s/></text:span><text:span text:style-name="T250">&lt;&lt;</text:span><text:span text:style-name="T251"><text:s/>negative<text:s/></text:span><text:span text:style-name="T252">&lt;&lt;</text:span><text:span text:style-name="T253"><text:s/></text:span><text:span text:style-name="T254">" negative numbers in your list of "</text:span><text:span text:style-name="T255"><text:s/></text:span><text:span text:style-name="T256">&lt;&lt;</text:span><text:span text:style-name="T257"><text:s/>a.size()<text:s/></text:span><text:span text:style-name="T258">&lt;&lt;</text:span><text:span text:style-name="T259"><text:s/></text:span><text:span text:style-name="T260">" numbers"</text:span><text:span text:style-name="T261"><text:s/></text:span><text:span text:style-name="T262">&lt;&lt;</text:span><text:span text:style-name="T263"><text:s/>endl;</text:span></text:p>
      <text:p text:style-name="P264"><text:tab/>negative = (negative / a.size()) * 100;</text:p>
      <text:p text:style-name="Normal"><text:span text:style-name="T265"><text:tab/>cout<text:s/></text:span><text:span text:style-name="T266">&lt;&lt;</text:span><text:span text:style-name="T267"><text:s/></text:span><text:span text:style-name="T268">"That's "</text:span><text:span text:style-name="T269"><text:s/></text:span><text:span text:style-name="T270">&lt;&lt;</text:span><text:span text:style-name="T271"><text:s/>negative<text:s/></text:span><text:span text:style-name="T272">&lt;&lt;</text:span><text:span text:style-name="T273"><text:s/></text:span><text:span text:style-name="T274">"% of the list"</text:span><text:span text:style-name="T275">;</text:span></text:p>
      <text:p text:style-name="P276"/>
      <text:p text:style-name="Normal"/>
      <text:list text:style-name="LFO39" text:continue-numbering="true">
        <text:list-item>
          <text:p text:style-name="P277">Suma cifrelor sau produsul lor</text:p>
        </text:list-item>
      </text:list>
      <text:p text:style-name="P278">Se dă un număr întreg a. Să se scrie un algoritm care calculează suma cifrelor</text:p>
      <text:p text:style-name="P279">numărului, dacă acesta este număr impar, în caz contrar produsul cifrelor.</text:p>
      <text:p text:style-name="P280"/>
      <text:p text:style-name="P281">SOLUTIE:</text:p>
      <text:p text:style-name="P282"/>
      <text:p text:style-name="P283"><text:span text:style-name="T284">int</text:span><text:span text:style-name="T285"><text:s/>a{};</text:span></text:p>
      <text:p text:style-name="P286"><text:span text:style-name="T287"><text:tab/>cout<text:s/></text:span><text:span text:style-name="T288">&lt;&lt;</text:span><text:span text:style-name="T289"><text:s/></text:span><text:span text:style-name="T290">"Introdu un numar: "</text:span><text:span text:style-name="T291">;</text:span></text:p>
      <text:p text:style-name="P292"><text:span text:style-name="T293"><text:tab/>cin<text:s/></text:span><text:span text:style-name="T294">&gt;&gt;</text:span><text:span text:style-name="T295"><text:s/>a;</text:span></text:p>
      <text:p text:style-name="P296"><text:span text:style-name="T297"><text:tab/></text:span><text:span text:style-name="T298">int</text:span><text:span text:style-name="T299"><text:s/>copyA{ a };</text:span></text:p>
      <text:p text:style-name="P300"><text:span text:style-name="T301"><text:tab/></text:span><text:span text:style-name="T302">int</text:span><text:span text:style-name="T303"><text:s/>suma{ 0 };</text:span></text:p>
      <text:p text:style-name="P304"><text:span text:style-name="T305"><text:tab/></text:span><text:span text:style-name="T306">int</text:span><text:span text:style-name="T307"><text:s/>produs{ 1 };</text:span></text:p>
      <text:p text:style-name="P308"/>
      <text:p text:style-name="P309"><text:span text:style-name="T310"><text:tab/></text:span><text:span text:style-name="T311">if</text:span><text:span text:style-name="T312"><text:s/>(a == 0)</text:span></text:p>
      <text:p text:style-name="P313"><text:tab/>{</text:p>
      <text:p text:style-name="P314"><text:span text:style-name="T315"><text:tab/></text:span><text:span text:style-name="T316"><text:tab/>cout<text:s/></text:span><text:span text:style-name="T317">&lt;&lt;</text:span><text:span text:style-name="T318"><text:s/>suma;</text:span></text:p>
      <text:p text:style-name="P319"><text:span text:style-name="T320"><text:tab/></text:span><text:span text:style-name="T321"><text:tab/>cout<text:s/></text:span><text:span text:style-name="T322">&lt;&lt;</text:span><text:span text:style-name="T323"><text:s/>produs;</text:span></text:p>
      <text:p text:style-name="P324"><text:tab/>}</text:p>
      <text:p text:style-name="P325"/>
      <text:p text:style-name="P326"><text:span text:style-name="T327"><text:tab/></text:span><text:span text:style-name="T328">while</text:span><text:span text:style-name="T329"><text:s/>(a != 0 &amp;&amp; copyA &gt; 0)</text:span></text:p>
      <text:p text:style-name="P330"><text:tab/>{</text:p>
      <text:p text:style-name="P331"><text:span text:style-name="T332"><text:tab/></text:span><text:span text:style-name="T333"><text:tab/></text:span><text:span text:style-name="T334">if</text:span><text:span text:style-name="T335"><text:s/>(a % 2 == 0)</text:span></text:p>
      <text:p text:style-name="P336"><text:tab/><text:tab/>{</text:p>
      <text:p text:style-name="P337"><text:tab/><text:tab/><text:tab/>suma = suma + copyA % 10;</text:p>
      <text:p text:style-name="P338"><text:tab/><text:tab/>}</text:p>
      <text:p text:style-name="P339"><text:span text:style-name="T340"><text:tab/></text:span><text:span text:style-name="T341"><text:tab/></text:span><text:span text:style-name="T342">if</text:span><text:span text:style-name="T343"><text:s/>(a % 2 == 1)</text:span></text:p>
      <text:p text:style-name="P344"><text:tab/><text:tab/>{</text:p>
      <text:p text:style-name="P345"><text:tab/><text:tab/><text:tab/>produs = produs * (copyA % 10);</text:p>
      <text:p text:style-name="P346"><text:tab/><text:tab/>}</text:p>
      <text:p text:style-name="P347"><text:tab/><text:tab/>copyA = copyA / 10;</text:p>
      <text:p text:style-name="P348"><text:tab/>}</text:p>
      <text:p text:style-name="P349"><text:span text:style-name="T350"><text:tab/></text:span><text:span text:style-name="T351">if</text:span><text:span text:style-name="T352"><text:s/>(suma == 0)</text:span></text:p>
      <text:p text:style-name="P353"><text:tab/>{</text:p>
      <text:soft-page-break/>
      <text:p text:style-name="P354"><text:span text:style-name="T355"><text:tab/></text:span><text:span text:style-name="T356"><text:tab/>cout<text:s/></text:span><text:span text:style-name="T357">&lt;&lt;</text:span><text:span text:style-name="T358"><text:s/></text:span><text:span text:style-name="T359">"produsul este: "</text:span><text:span text:style-name="T360"><text:s/></text:span><text:span text:style-name="T361">&lt;&lt;</text:span><text:span text:style-name="T362"><text:s/>produs<text:s/></text:span><text:span text:style-name="T363">&lt;&lt;</text:span><text:span text:style-name="T364"><text:s/>endl;</text:span></text:p>
      <text:p text:style-name="P365"><text:tab/>}</text:p>
      <text:p text:style-name="P366"><text:span text:style-name="T367"><text:tab/></text:span><text:span text:style-name="T368">else</text:span></text:p>
      <text:p text:style-name="P369"><text:tab/>{</text:p>
      <text:p text:style-name="P370"><text:span text:style-name="T371"><text:tab/></text:span><text:span text:style-name="T372"><text:tab/>cout<text:s/></text:span><text:span text:style-name="T373">&lt;&lt;</text:span><text:span text:style-name="T374"><text:s/></text:span><text:span text:style-name="T375">"suma este: "</text:span><text:span text:style-name="T376"><text:s/></text:span><text:span text:style-name="T377">&lt;&lt;</text:span><text:span text:style-name="T378"><text:s/>suma<text:s/></text:span><text:span text:style-name="T379">&lt;&lt;</text:span><text:span text:style-name="T380"><text:s/>endl;</text:span></text:p>
      <text:p text:style-name="Normal"><text:span text:style-name="T381"><text:tab/>}</text:span></text:p>
      <text:p text:style-name="Normal"/>
      <text:p text:style-name="Normal"/>
      <text:list text:style-name="LFO39" text:continue-numbering="true">
        <text:list-item>
          <text:p text:style-name="P382">Cifre ordonate</text:p>
        </text:list-item>
      </text:list>
      <text:p text:style-name="Normal">Se dă un număr natural n. Să se scrie un algoritm care determină dacă numărul n</text:p>
      <text:p text:style-name="Normal">are cifrele ordonate crescător, returnând suma lor, în caz contrar să returneze 0.</text:p>
      <text:p text:style-name="Normal"/>
      <text:p text:style-name="Normal"/>
      <text:p text:style-name="P383">SOLUTIE:</text:p>
      <text:p text:style-name="Normal"/>
      <text:p text:style-name="P384"><text:span text:style-name="T385">int</text:span><text:span text:style-name="T386"><text:s/>n{};</text:span></text:p>
      <text:p text:style-name="P387"><text:span text:style-name="T388"><text:tab/>cout<text:s/></text:span><text:span text:style-name="T389">&lt;&lt;</text:span><text:span text:style-name="T390"><text:s/></text:span><text:span text:style-name="T391">"Introdu un numar: "</text:span><text:span text:style-name="T392">;</text:span></text:p>
      <text:p text:style-name="P393"><text:span text:style-name="T394"><text:tab/>cin<text:s/></text:span><text:span text:style-name="T395">&gt;&gt;</text:span><text:span text:style-name="T396"><text:s/>n;</text:span></text:p>
      <text:p text:style-name="P397"><text:span text:style-name="T398"><text:tab/></text:span><text:span text:style-name="T399">bool</text:span><text:span text:style-name="T400"><text:s/>count =<text:s/></text:span><text:span text:style-name="T401">true</text:span><text:span text:style-name="T402">;</text:span></text:p>
      <text:p text:style-name="P403"><text:span text:style-name="T404"><text:tab/></text:span><text:span text:style-name="T405">int</text:span><text:span text:style-name="T406"><text:s/>uc = n % 10;</text:span></text:p>
      <text:p text:style-name="P407"><text:tab/>n = n / 10;</text:p>
      <text:p text:style-name="P408"><text:span text:style-name="T409"><text:tab/></text:span><text:span text:style-name="T410">int</text:span><text:span text:style-name="T411"><text:s/>suma{ 0 };</text:span></text:p>
      <text:p text:style-name="P412"/>
      <text:p text:style-name="P413"/>
      <text:p text:style-name="P414"><text:span text:style-name="T415"><text:tab/></text:span><text:span text:style-name="T416">if</text:span><text:span text:style-name="T417"><text:s/>(n == 0)</text:span></text:p>
      <text:p text:style-name="P418"><text:tab/>{</text:p>
      <text:p text:style-name="P419"><text:span text:style-name="T420"><text:tab/>cout<text:s/></text:span><text:span text:style-name="T421">&lt;&lt;</text:span><text:span text:style-name="T422"><text:s/></text:span><text:span text:style-name="T423">"Returned 0"</text:span><text:span text:style-name="T424"><text:s/></text:span><text:span text:style-name="T425">&lt;&lt;</text:span><text:span text:style-name="T426"><text:s/>endl;</text:span></text:p>
      <text:p text:style-name="P427"><text:span text:style-name="T428"><text:tab/>count =<text:s/></text:span><text:span text:style-name="T429">false</text:span><text:span text:style-name="T430">;</text:span></text:p>
      <text:p text:style-name="P431"><text:tab/>}</text:p>
      <text:p text:style-name="P432"><text:tab/></text:p>
      <text:p text:style-name="P433"><text:span text:style-name="T434"><text:tab/></text:span><text:span text:style-name="T435">while</text:span><text:span text:style-name="T436"><text:s/>(uc != 0 &amp;&amp; count ==<text:s/></text:span><text:span text:style-name="T437">true</text:span><text:span text:style-name="T438">)</text:span></text:p>
      <text:p text:style-name="P439"><text:tab/>{</text:p>
      <text:p text:style-name="P440"><text:span text:style-name="T441"><text:tab/></text:span><text:span text:style-name="T442"><text:tab/></text:span><text:span text:style-name="T443">if</text:span><text:span text:style-name="T444"><text:s/>(n % 10 &lt; uc &amp;&amp; count ==<text:s/></text:span><text:span text:style-name="T445">true</text:span><text:span text:style-name="T446">)</text:span></text:p>
      <text:p text:style-name="P447"><text:tab/><text:tab/>{</text:p>
      <text:p text:style-name="P448"><text:tab/><text:tab/><text:tab/>suma = suma + uc;</text:p>
      <text:p text:style-name="P449"><text:tab/><text:tab/>}</text:p>
      <text:p text:style-name="P450"><text:span text:style-name="T451"><text:tab/></text:span><text:span text:style-name="T452"><text:tab/></text:span><text:span text:style-name="T453">else</text:span></text:p>
      <text:p text:style-name="P454"><text:tab/><text:tab/>{<text:tab/><text:tab/><text:tab/></text:p>
      <text:p text:style-name="P455"><text:span text:style-name="T456"><text:tab/></text:span><text:span text:style-name="T457"><text:tab/></text:span><text:span text:style-name="T458"><text:tab/>count =<text:s/></text:span><text:span text:style-name="T459">false</text:span><text:span text:style-name="T460">;</text:span><text:span text:style-name="T461"><text:tab/></text:span><text:span text:style-name="T462"><text:tab/></text:span><text:span text:style-name="T463"><text:tab/></text:span></text:p>
      <text:p text:style-name="P464"><text:tab/><text:tab/>}</text:p>
      <text:p text:style-name="P465"><text:tab/><text:tab/>uc = n % 10;</text:p>
      <text:p text:style-name="P466"><text:tab/><text:tab/>n = n / 10;</text:p>
      <text:p text:style-name="P467"><text:tab/>}</text:p>
      <text:p text:style-name="P468"><text:span text:style-name="T469"><text:tab/></text:span><text:span text:style-name="T470">if</text:span><text:span text:style-name="T471"><text:s/>(count ==<text:s/></text:span><text:span text:style-name="T472">true</text:span><text:span text:style-name="T473">)</text:span></text:p>
      <text:p text:style-name="P474"><text:tab/>{<text:tab/><text:tab/></text:p>
      <text:p text:style-name="P475"><text:span text:style-name="T476"><text:tab/></text:span><text:span text:style-name="T477"><text:tab/>cout<text:s/></text:span><text:span text:style-name="T478">&lt;&lt;</text:span><text:span text:style-name="T479"><text:s/></text:span><text:span text:style-name="T480">"suma este: "</text:span><text:span text:style-name="T481"><text:s/></text:span><text:span text:style-name="T482">&lt;&lt;</text:span><text:span text:style-name="T483"><text:s/>suma<text:s/></text:span><text:span text:style-name="T484">&lt;&lt;</text:span><text:span text:style-name="T485"><text:s/>endl;</text:span><text:span text:style-name="T486"><text:tab/></text:span><text:span text:style-name="T487"><text:tab/></text:span></text:p>
      <text:p text:style-name="Normal"><text:span text:style-name="T488"><text:tab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Roboto" svg:font-family="Roboto" style:font-family-generic="system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text-indent="0.2479in" fo:background-color="transparent" style:tab-stop-distance="0.5in"/>
      <style:text-properties style:font-name="Roboto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C483D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BCB8AC" fo:border-right="none" fo:padding-top="0in" fo:padding-left="0in" fo:padding-bottom="0.0138in" fo:padding-right="0in" style:shadow="none" fo:margin-top="0.25in" fo:margin-bottom="0.1666in"/>
      <style:text-properties style:font-name-asian="Times New Roman" style:font-name-complex="Times New Roman" fo:color="#000000" fo:font-size="12pt" style:font-size-asian="12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entury Gothic" style:font-name-asian="Times New Roman" style:font-name-complex="Times New Roman" fo:color="#DF1010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.1388in"/>
      <style:text-properties style:font-name="Century Gothic" style:font-name-asian="Times New Roman" style:font-name-complex="Times New Roman" fo:color="#DF1010" fo:font-size="8pt" style:font-size-asian="8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entury Gothic" style:font-name-asian="Times New Roman" style:font-name-complex="Times New Roman" fo:color="#940B0B" fo:font-size="8pt" style:font-size-asian="8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entury Gothic" style:font-name-asian="Times New Roman" style:font-name-complex="Times New Roman" fo:color="#272727" fo:font-size="8pt" style:font-size-asian="8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entury Gothic" style:font-name-asian="Times New Roman" style:font-name-complex="Times New Roma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end" fo:margin-bottom="0.0555in" fo:text-indent="0.2479in"/>
      <style:text-properties style:font-name="Century Gothic" style:font-name-asian="Times New Roman" style:font-name-complex="Times New Roman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entury Gothic" style:font-name-asian="Times New Roman" style:font-name-complex="Times New Roman" fo:letter-spacing="0.0104in" fo:font-size="14pt" style:font-size-asian="14pt" style:font-size-complex="14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2pt" style:font-size-asian="12pt" style:font-size-complex="11pt"/>
    </style:style>
    <style:style style:name="Date" style:display-name="Date" style:family="paragraph" style:parent-style-name="Normal" style:next-style-name="Normal">
      <style:paragraph-properties fo:margin-bottom="0.5in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DateChar" style:display-name="Date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ListBullet2" style:display-name="List Bullet 2" style:family="paragraph" style:parent-style-name="Normal" style:list-style-name="LFO7">
      <style:paragraph-properties fo:margin-bottom="0.0416in"/>
      <style:text-properties style:font-name="Century Gothic" style:font-name-asian="Times New Roman" style:font-name-complex="Times New Roman" fo:font-size="7pt" style:font-size-asian="7pt" style:font-size-complex="7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OnTrack" style:display-name="On Track" style:family="paragraph" style:parent-style-name="Normal" style:list-style-name="LFO11">
      <style:paragraph-properties fo:line-height="12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AtRisk" style:display-name="At Risk" style:family="paragraph" style:parent-style-name="OnTrack" style:list-style-name="LFO24">
      <style:text-properties fo:hyphenate="false"/>
    </style:style>
    <style:style style:name="HighRisk" style:display-name="High Risk" style:family="paragraph" style:parent-style-name="OnTrack" style:list-style-name="LFO15">
      <style:text-properties fo:hyphenate="false"/>
    </style:style>
    <style:style style:name="OffTrack" style:display-name="Off Track" style:family="paragraph" style:parent-style-name="OnTrack" style:list-style-name="LFO17">
      <style:text-properties fo:hyphenate="false"/>
    </style:style>
    <style:style style:name="NoSpacing" style:display-name="No Spacing" style:family="paragraph">
      <style:paragraph-properties fo:line-height="12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entury Gothic" style:font-name-asian="Times New Roman" style:font-name-complex="Times New Roman" fo:text-transform="uppercase" fo:color="#DF1010" fo:font-size="8pt" style:font-size-asian="8pt" style:font-size-complex="8pt" fo:hyphenate="false"/>
    </style:style>
    <style:style style:name="FooterChar" style:display-name="Footer Char" style:family="text" style:parent-style-name="DefaultParagraphFont">
      <style:text-properties style:font-name="Century Gothic" style:font-name-asian="Times New Roman" style:font-name-complex="Times New Roman" fo:text-transform="uppercase" fo:color="#DF1010" fo:font-size="8pt" style:font-size-asian="8pt" style:font-size-complex="8pt"/>
    </style:style>
    <style:style style:name="ListBullet" style:display-name="List Bullet" style:family="paragraph" style:parent-style-name="Normal" style:list-style-name="LFO26">
      <style:text-properties fo:hyphenate="false"/>
    </style:style>
    <style:style style:name="Heading4Char" style:display-name="Heading 4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/>
    </style:style>
    <style:style style:name="Heading3Char" style:display-name="Heading 3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 style:font-size-complex="8pt"/>
    </style:style>
    <style:style style:name="Heading5Char" style:display-name="Heading 5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/>
    </style:style>
    <style:style style:name="Heading6Char" style:display-name="Heading 6 Char" style:family="text" style:parent-style-name="DefaultParagraphFont">
      <style:text-properties style:font-name="Century Gothic" style:font-name-asian="Times New Roman" style:font-name-complex="Times New Roman" fo:color="#940B0B" fo:font-size="8pt" style:font-size-asian="8pt"/>
    </style:style>
    <style:style style:name="Heading7Char" style:display-name="Heading 7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/>
    </style:style>
    <style:style style:name="Heading8Char" style:display-name="Heading 8 Char" style:family="text" style:parent-style-name="DefaultParagraphFont">
      <style:text-properties style:font-name="Century Gothic" style:font-name-asian="Times New Roman" style:font-name-complex="Times New Roman" fo:color="#272727" fo:font-size="8pt" style:font-size-asian="8pt" style:font-size-complex="10.5pt"/>
    </style:style>
    <style:style style:name="Heading9Char" style:display-name="Heading 9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DF1010"/>
    </style:style>
    <style:style style:name="IntenseQuote" style:display-name="Intense Quote" style:family="paragraph" style:parent-style-name="Normal" style:next-style-name="Normal">
      <style:paragraph-properties fo:border-top="0.0069in solid #DF1010" fo:border-left="none" fo:border-bottom="0.0069in solid #DF101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F101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DF101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DF1010" fo:letter-spacing="0.0034in"/>
    </style:style>
    <style:style style:name="BlockText" style:display-name="Block Text" style:family="paragraph" style:parent-style-name="Normal">
      <style:paragraph-properties fo:border="0.0034in solid #DF101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F1010"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95A66" style:text-underline-type="single" style:text-underline-style="solid" style:text-underline-width="auto" style:text-underline-mode="continuous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 2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Wingdings 2" fo:color="#8DBB7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>
      <text:list-level-style-bullet text:level="1" text:style-name="WW_CharLFO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 2" fo:color="#F0BB44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 2" fo:color="#F8943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 2" fo:color="#F24F4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 2" fo:color="#669748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11">
      <text:list-level-style-bullet text:level="1" text:style-name="WW_CharLFO11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 2" fo:color="#F0BB44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Wingdings 2" fo:color="#E06B08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15">
      <text:list-level-style-bullet text:level="1" text:style-name="WW_CharLFO15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 2" fo:color="#DF1010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17">
      <text:list-level-style-bullet text:level="1" text:style-name="WW_CharLFO17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 2" fo:color="#669748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 2" fo:color="#669748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 2" fo:color="#D59811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LFO24">
      <text:list-level-style-bullet text:level="1" text:style-name="WW_CharLFO24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5LVL1" style:family="text">
      <style:text-properties style:font-name="Wingdings 2" fo:color="#669748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Wingdings 2" fo:color="#D59811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 2" fo:color="#E06B08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 2" fo:color="#DF1010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f24f4f" draw:opacity="100%" draw:stroke="solid" svg:stroke-width="0.01389in" svg:stroke-color="#b23838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4C483D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1in"/>
      </style:footer-style>
    </style:page-layout>
  </office:automatic-styles>
  <office:master-styles>
    <style:master-page style:name="MP0" style:page-layout-name="PL0">
      <style:footer>
        <text:p text:style-name="Footer">NICOLETA RADU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zanin</meta:initial-creator>
    <dc:creator>Radu Nicoleta</dc:creator>
    <meta:creation-date>2021-10-13T12:10:00Z</meta:creation-date>
    <dc:date>2021-10-13T17:55:00Z</dc:date>
    <meta:print-date>2012-12-03T18:15:00Z</meta:print-date>
    <meta:template xlink:href="Project%20status%20report%20(Red%20design).dotx" xlink:type="simple"/>
    <meta:editing-cycles>16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2" meta:paragraph-count="6" meta:word-count="479" meta:character-count="3257" meta:row-count="23" meta:non-whitespace-character-count="2784"/>
  </office:meta>
</office:document-meta>
</file>